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b6617" draw:opacity="80%" draw:textarea-horizontal-align="justify" draw:textarea-vertical-align="middle" draw:auto-grow-height="false" fo:min-height="0.228cm" fo:min-width="0cm" fo:padding-top="0.136cm" fo:padding-bottom="0.136cm" fo:padding-left="0.259cm" fo:padding-right="0.259cm" draw:shadow="hidden" draw:shadow-offset-x="0.3cm" draw:shadow-offset-y="0.3cm" draw:shadow-color="#808080" draw:shadow-opacity="80%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b6617" draw:opacity="80%" draw:textarea-horizontal-align="justify" draw:textarea-vertical-align="middle" draw:auto-grow-height="false" fo:min-height="0.23cm" fo:min-width="0cm" fo:padding-top="0.136cm" fo:padding-bottom="0.136cm" fo:padding-left="0.259cm" fo:padding-right="0.259cm" draw:shadow="hidden" draw:shadow-offset-x="0.3cm" draw:shadow-offset-y="0.3cm" draw:shadow-color="#808080" draw:shadow-opacity="80%"/>
    </style:style>
    <style:style style:name="gr3" style:family="graphic" style:parent-style-name="standard">
      <style:graphic-properties draw:stroke="dash" draw:stroke-dash="Dashed_20__28_var_29__20_3127" svg:stroke-width="0.019cm" svg:stroke-color="#ad4296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3128" svg:stroke-width="0.019cm" svg:stroke-color="#ad4296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3129" svg:stroke-width="0.019cm" svg:stroke-color="#ad429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3130" svg:stroke-width="0.019cm" svg:stroke-color="#ad429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b6617" draw:opacity="8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a4348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5cm" svg:height="0.5cm" svg:x="4.69cm" svg:y="14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02cm" svg:x="4.69cm" svg:y="14.54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4.69cm" svg:y="15.0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2cm" svg:height="0.5cm" svg:x="5.189cm" svg:y="15.0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5.69cm" svg:y="15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02cm" svg:x="5.69cm" svg:y="14.54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5.69cm" svg:y="14.0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2cm" svg:height="0.5cm" svg:x="5.189cm" svg:y="14.0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8.343cm" svg:y="13.6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02cm" svg:x="8.343cm" svg:y="14.1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8.343cm" svg:y="14.6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02cm" svg:x="8.343cm" svg:y="15.1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8.343cm" svg:y="15.6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2cm" svg:height="0.5cm" svg:x="8.842cm" svg:y="15.6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9.343cm" svg:y="15.6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2cm" svg:height="0.5cm" svg:x="9.842cm" svg:y="15.6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10.343cm" svg:y="15.6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02cm" svg:x="10.343cm" svg:y="15.1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10.343cm" svg:y="14.6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02cm" svg:x="10.343cm" svg:y="14.1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10.343cm" svg:y="13.6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2cm" svg:height="0.5cm" svg:x="9.842cm" svg:y="13.6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9.343cm" svg:y="13.6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2cm" svg:height="0.5cm" svg:x="8.842cm" svg:y="13.6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3.476cm" svg:y="13.4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02cm" svg:x="13.476cm" svg:y="13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13.476cm" svg:y="15.4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15.476cm" svg:y="13.4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0.5cm" svg:x="14.476cm" svg:y="13.4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2cm" svg:height="0.5cm" svg:x="13.975cm" svg:y="13.4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02cm" svg:x="13.476cm" svg:y="15.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2cm" svg:height="0.502cm" svg:x="13.975cm" svg:y="15.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2cm" svg:height="0.502cm" svg:x="14.975cm" svg:y="15.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02cm" svg:x="15.476cm" svg:y="15.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2cm" svg:height="0.502cm" svg:x="15.975cm" svg:y="15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2cm" svg:height="0.5cm" svg:x="15.975cm" svg:y="15.4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2cm" svg:height="0.5cm" svg:x="15.975cm" svg:y="13.4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2cm" svg:height="0.502cm" svg:x="15.975cm" svg:y="13.9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3.716cm" svg:y1="14.421cm" svg:x2="13.716cm" svg:y2="15.421cm">
            <text:p/>
          </draw:line>
          <draw:line draw:style-name="gr4" draw:text-style-name="P2" draw:layer="layout" svg:x1="16.215cm" svg:y1="14.421cm" svg:x2="16.215cm" svg:y2="15.421cm">
            <text:p/>
          </draw:line>
          <draw:line draw:style-name="gr5" draw:text-style-name="P3" draw:layer="layout" svg:x1="15.469cm" svg:y1="13.686cm" svg:x2="14.993cm" svg:y2="13.686cm">
            <text:p/>
          </draw:line>
          <draw:line draw:style-name="gr6" draw:text-style-name="P3" draw:layer="layout" svg:x1="14.972cm" svg:y1="16.187cm" svg:x2="14.494cm" svg:y2="16.18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127" draw:display-name="Dashed (var) 3127" draw:style="rect" draw:dots1="1" draw:dots1-length="0.029cm" draw:dots2="1" draw:dots2-length="0.029cm" draw:distance="0.029cm"/>
    <draw:stroke-dash draw:name="Dashed_20__28_var_29__20_3128" draw:display-name="Dashed (var) 3128" draw:style="rect" draw:dots1="1" draw:dots1-length="0.029cm" draw:dots2="1" draw:dots2-length="0.029cm" draw:distance="0.029cm"/>
    <draw:stroke-dash draw:name="Dashed_20__28_var_29__20_3129" draw:display-name="Dashed (var) 3129" draw:style="rect" draw:dots1="1" draw:dots1-length="0.029cm" draw:dots2="1" draw:dots2-length="0.029cm" draw:distance="0.029cm"/>
    <draw:stroke-dash draw:name="Dashed_20__28_var_29__20_3130" draw:display-name="Dashed (var) 3130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22:57:02.738246565</meta:creation-date>
    <dc:date>2019-05-16T22:57:46.211381487</dc:date>
    <meta:editing-duration>PT43S</meta:editing-duration>
    <meta:editing-cycles>1</meta:editing-cycles>
    <meta:document-statistic meta:object-count="45"/>
    <meta:generator>LibreOffice/6.2.2.2$MacOSX_X86_64 LibreOffice_project/2b840030fec2aae0fd2658d8d4f9548af4e3518d</meta:generator>
  </office:meta>
</office:document-meta>
</file>